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27.531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2.422cm"/>
    </style:style>
    <style:style style:name="Table1.B" style:family="table-column">
      <style:table-column-properties style:column-width="0.746cm"/>
    </style:style>
    <style:style style:name="Table1.C" style:family="table-column">
      <style:table-column-properties style:column-width="0.824cm"/>
    </style:style>
    <style:style style:name="Table1.D" style:family="table-column">
      <style:table-column-properties style:column-width="0.815cm"/>
    </style:style>
    <style:style style:name="Table1.E" style:family="table-column">
      <style:table-column-properties style:column-width="0.993cm"/>
    </style:style>
    <style:style style:name="Table1.F" style:family="table-column">
      <style:table-column-properties style:column-width="0.991cm"/>
    </style:style>
    <style:style style:name="Table1.G" style:family="table-column">
      <style:table-column-properties style:column-width="1.808cm"/>
    </style:style>
    <style:style style:name="Table1.H" style:family="table-column">
      <style:table-column-properties style:column-width="2.983cm"/>
    </style:style>
    <style:style style:name="Table1.I" style:family="table-column">
      <style:table-column-properties style:column-width="3.318cm"/>
    </style:style>
    <style:style style:name="Table1.K" style:family="table-column">
      <style:table-column-properties style:column-width="3.53cm"/>
    </style:style>
    <style:style style:name="Table1.L" style:family="table-column">
      <style:table-column-properties style:column-width="2.962cm"/>
    </style:style>
    <style:style style:name="Table1.M" style:family="table-column">
      <style:table-column-properties style:column-width="1.515cm"/>
    </style:style>
    <style:style style:name="Table1.N" style:family="table-column">
      <style:table-column-properties style:column-width="1.30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D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E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F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H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I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J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K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L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M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N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1c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c7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900" officeooo:paragraph-rsid="001cd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paragraph-rsid="001c4741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0fa" officeooo:paragraph-rsid="00194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ce181e" style:text-outline="false" style:text-line-through-style="none" style:text-line-through-type="none" style:font-name="Liberation Serif" fo:font-size="12pt" fo:font-style="normal" fo:text-shadow="none" style:text-underline-style="none" fo:font-weight="bold" officeooo:rsid="001940fa" officeooo:paragraph-rsid="001940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officeooo:rsid="001c4741" officeooo:paragraph-rsid="001e69f0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1c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c7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c47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d900" officeooo:paragraph-rsid="001cd9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1c3f" officeooo:paragraph-rsid="00181c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0fa" officeooo:paragraph-rsid="00194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0fa" officeooo:paragraph-rsid="002590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color="#ce181e" fo:font-weight="bold" style:font-weight-asian="bold" style:font-weight-complex="bold"/>
    </style:style>
    <style:style style:name="P21" style:family="paragraph">
      <style:text-properties fo:font-size="12pt"/>
    </style:style>
    <style:style style:name="P22" style:family="paragraph">
      <loext:graphic-properties draw:fill="none" draw:opacity="10%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officeooo:rsid="001cd900"/>
    </style:style>
    <style:style style:name="T2" style:family="text">
      <style:text-properties fo:color="#ce181e" fo:font-weight="bold" style:font-weight-asian="bold" style:font-weight-complex="bold"/>
    </style:style>
    <style:style style:name="gr1" style:family="graphic">
      <style:graphic-properties draw:marker-start="" draw:marker-end="" draw:textarea-horizontal-align="justify" draw:textarea-vertical-align="middle" draw:auto-grow-height="false" fo:min-height="0.224cm" fo:min-width="7.9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start="" draw:marker-end="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" draw:marker-end="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" draw:marker-end="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" draw:marker-end="" draw:textarea-horizontal-align="justify" draw:textarea-vertical-align="middle" draw:auto-grow-height="false" fo:min-height="0.776cm" fo:min-width="3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" draw:marker-end="" draw:textarea-horizontal-align="justify" draw:textarea-vertical-align="middle" draw:auto-grow-height="false" fo:min-height="0.113cm" fo:min-width="5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marker-end="" draw:textarea-horizontal-align="justify" draw:textarea-vertical-align="middle" draw:auto-grow-height="false" fo:min-height="0.113cm" fo:min-width="4.8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" draw:marker-end="" draw:textarea-horizontal-align="justify" draw:textarea-vertical-align="middle" draw:auto-grow-height="false" fo:min-height="0.123cm" fo:min-width="3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" draw:marker-end="" draw:textarea-horizontal-align="justify" draw:textarea-vertical-align="middle" draw:auto-grow-height="false" fo:min-height="0.116cm" fo:min-width="2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" draw:marker-end="" draw:textarea-horizontal-align="justify" draw:textarea-vertical-align="middle" draw:auto-grow-height="false" fo:min-height="0.116cm" fo:min-width="1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svg:stroke-color="#ce181e" draw:marker-start="" draw:marker-start-width="0.649cm" draw:marker-end="" draw:marker-end-width="0.649cm" draw:fill="none" draw:opacity="10%" draw:textarea-horizontal-align="justify" draw:textarea-vertical-align="middle" draw:auto-grow-height="false" fo:min-height="1.974cm" fo:min-width="0.651cm" fo:padding-top="0.049cm" fo:padding-bottom="0.049cm" fo:padding-left="0.049cm" fo:padding-right="0.049cm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666666" draw:marker-start="Arrowheads_20_1" draw:marker-end="" draw:textarea-horizontal-align="justify" draw:textarea-vertical-align="middle" draw:auto-grow-height="false" fo:min-height="1.154cm" fo:min-width="3.53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666666" draw:marker-start="Arrowheads_20_1" draw:marker-end="" draw:textarea-horizontal-align="justify" draw:textarea-vertical-align="middle" draw:auto-grow-height="false" fo:min-height="2.342cm" fo:min-width="5.2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666666" draw:marker-start="Arrowheads_20_1" draw:marker-end="" draw:textarea-horizontal-align="justify" draw:textarea-vertical-align="middle" draw:auto-grow-height="false" fo:min-height="2.646cm" fo:min-width="5.2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666666" draw:marker-start="Arrowheads_20_1" draw:marker-end="" draw:textarea-horizontal-align="justify" draw:textarea-vertical-align="middle" draw:auto-grow-height="false" fo:min-height="2.646cm" fo:min-width="8.24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101cm" svg:stroke-color="#158466" draw:marker-start="" draw:marker-start-width="0.649cm" draw:marker-end="" draw:marker-end-width="0.649cm" draw:fill="none" draw:textarea-vertical-align="middle" draw:auto-grow-height="false" fo:min-height="1.011cm" fo:min-width="0.1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666666" draw:marker-start="Arrowheads_20_1" draw:marker-end="" draw:textarea-horizontal-align="justify" draw:textarea-vertical-align="middle" draw:auto-grow-height="false" fo:min-height="1.154cm" fo:min-width="4.1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101cm" svg:stroke-color="#800080" draw:marker-start="" draw:marker-start-width="0.649cm" draw:marker-end="" draw:marker-end-width="0.649cm" draw:fill="none" draw:textarea-vertical-align="middle" draw:auto-grow-height="false" fo:min-height="0.288cm" fo:min-width="0.00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666666" draw:marker-start="Arrow" draw:marker-end="" draw:textarea-horizontal-align="justify" draw:textarea-vertical-align="middle" draw:auto-grow-height="false" fo:min-height="0.926cm" fo:min-width="5.2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666666" draw:marker-start="" draw:marker-end="Arrow" draw:marker-end-width="0.34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666666" draw:marker-start="Arrow" draw:marker-end="" draw:textarea-horizontal-align="justify" draw:textarea-vertical-align="middle" draw:auto-grow-height="false" fo:min-height="2.117cm" fo:min-width="8.33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de" number:country="DE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19" draw:name="Shape8" draw:style-name="gr13" draw:text-style-name="P18" svg:width="5.291cm" svg:height="2.343cm" svg:x="19.45cm" svg:y="-0.15cm"><text:p text:style-name="P18">Filter info is the same</text:p><text:p text:style-name="P18">for all stratified sites<text:line-break/>(Filters don’t </text:p><text:p text:style-name="P18">support stratification)</text:p><draw:enhanced-geometry svg:viewBox="0 0 21600 21600" draw:mirror-horizontal="true" draw:type="line-callout-1" draw:modifiers="-3196.8 48920.993227991 -1800 9004.0632054176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><draw:custom-shape text:anchor-type="paragraph" draw:z-index="21" draw:name="Shape8" draw:style-name="gr15" draw:text-style-name="P18" svg:width="8.242cm" svg:height="2.647cm" svg:x="-2.184cm" svg:y="0.06cm"><text:p text:style-name="P18">“Reference” to obs. Arrest positions</text:p><draw:enhanced-geometry svg:viewBox="0 0 21600 21600" draw:mirror-horizontal="true" draw:type="line-callout-1" draw:modifiers="-1067.75090947999 37573.3510992672 -1146.32998074042 7972.28514323784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/>
      <text:p text:style-name="Standard"><draw:custom-shape text:anchor-type="paragraph" draw:z-index="20" draw:name="Shape8" draw:style-name="gr14" draw:text-style-name="P18" svg:width="5.291cm" svg:height="2.647cm" svg:x="13.48cm" svg:y="0.162cm"><text:p text:style-name="P18">Variant calling</text:p><text:p text:style-name="P18"><text:s/>condition</text:p><text:p text:style-name="P18">1 (arrest + through)</text:p><text:p text:style-name="P18">vs.</text:p><text:p text:style-name="P18">2 (arrest + through)</text:p><draw:enhanced-geometry svg:viewBox="0 0 21600 21600" draw:mirror-horizontal="true" draw:type="line-callout-1" draw:modifiers="-16538.4 37012.1252498334 -1800 7972.28514323784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 table:number-columns-repeated="2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office:value-type="string">
            <text:p text:style-name="P13">contig</text:p>
          </table:table-cell>
          <table:table-cell table:style-name="Table1.A1" office:value-type="string">
            <text:p text:style-name="P13">start</text:p>
          </table:table-cell>
          <table:table-cell table:style-name="Table1.A1" office:value-type="string">
            <text:p text:style-name="P13">end</text:p>
          </table:table-cell>
          <table:table-cell table:style-name="Table1.A1" office:value-type="string">
            <text:p text:style-name="P13">name</text:p>
          </table:table-cell>
          <table:table-cell table:style-name="Table1.A1" office:value-type="string">
            <text:p text:style-name="P13">pvalue</text:p>
          </table:table-cell>
          <table:table-cell table:style-name="Table1.A1" office:value-type="string">
            <text:p text:style-name="P13">strand</text:p>
          </table:table-cell>
          <table:table-cell table:style-name="Table1.A1" office:value-type="string">
            <text:p text:style-name="P13">arrest_pos</text:p>
          </table:table-cell>
          <table:table-cell table:style-name="Table1.A1" office:value-type="string">
            <text:p text:style-name="P13">arrest_bases11</text:p>
          </table:table-cell>
          <table:table-cell table:style-name="Table1.A1" office:value-type="string">
            <text:p text:style-name="P13">through_bases11</text:p>
          </table:table-cell>
          <table:table-cell table:style-name="Table1.A1" office:value-type="string">
            <text:p text:style-name="P13">arrest_bases<text:span text:style-name="T1">2</text:span>1</text:p>
          </table:table-cell>
          <table:table-cell table:style-name="Table1.A1" office:value-type="string">
            <text:p text:style-name="P13">through_bases<text:span text:style-name="T1">2</text:span>1</text:p>
          </table:table-cell>
          <table:table-cell table:style-name="Table1.A1" office:value-type="string">
            <text:p text:style-name="P13">info</text:p>
          </table:table-cell>
          <table:table-cell table:style-name="Table1.A1" office:value-type="string">
            <text:p text:style-name="P13">filter_info</text:p>
          </table:table-cell>
          <table:table-cell table:style-name="Table1.A1" office:value-type="string">
            <text:p text:style-name="P13">ref_base</text:p>
          </table:table-cell>
        </table:table-row>
        <table:table-row>
          <table:table-cell table:style-name="Table1.A2" office:value-type="string">
            <text:p text:style-name="P9">...RNA18SN5</text:p>
          </table:table-cell>
          <table:table-cell table:style-name="Table1.B2" office:value-type="float" office:value="4">
            <text:p text:style-name="P9">4</text:p>
          </table:table-cell>
          <table:table-cell table:style-name="Table1.B2" office:value-type="float" office:value="5">
            <text:p text:style-name="P9">5</text:p>
          </table:table-cell>
          <table:table-cell table:style-name="Table1.A2" office:value-type="string">
            <text:p text:style-name="P12">...</text:p>
          </table:table-cell>
          <table:table-cell table:style-name="Table1.B2" office:value-type="float" office:value="0.009">
            <text:p text:style-name="P14">0,01</text:p>
          </table:table-cell>
          <table:table-cell table:style-name="Table1.A2" office:value-type="string">
            <text:p text:style-name="P14">+</text:p>
          </table:table-cell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0">461,58,350,654</text:p>
          </table:table-cell>
          <table:table-cell table:style-name="Table1.A2" office:value-type="string">
            <text:p text:style-name="P10">187,238,236,38884</text:p>
          </table:table-cell>
          <table:table-cell table:style-name="Table1.A2" office:value-type="string">
            <text:p text:style-name="P10">885,112,83,1746</text:p>
          </table:table-cell>
          <table:table-cell table:style-name="Table1.A2" office:value-type="string">
            <text:p text:style-name="P10">674,544,283,83157</text:p>
          </table:table-cell>
          <table:table-cell table:style-name="Table1.A2" office:value-type="string">
            <text:p text:style-name="P11">arrest_score=6,6;</text:p>
            <text:p text:style-name="P11">call_score=14,2</text:p>
          </table:table-cell>
          <table:table-cell table:style-name="Table1.A2" office:value-type="string">
            <text:p text:style-name="P14">M</text:p>
          </table:table-cell>
          <table:table-cell table:style-name="Table1.A2" office:value-type="string">
            <text:p text:style-name="P14">T</text:p>
          </table:table-cell>
        </table:table-row>
        <table:table-row>
          <table:table-cell table:style-name="Table1.A2" office:value-type="string">
            <text:p text:style-name="P9">...RNA18SN5</text:p>
          </table:table-cell>
          <table:table-cell table:style-name="Table1.B2" office:value-type="float" office:value="4">
            <text:p text:style-name="P9">4</text:p>
          </table:table-cell>
          <table:table-cell table:style-name="Table1.B2" office:value-type="float" office:value="5">
            <text:p text:style-name="P9">5</text:p>
          </table:table-cell>
          <table:table-cell table:style-name="Table1.A2" office:value-type="string">
            <text:p text:style-name="P12">...</text:p>
          </table:table-cell>
          <table:table-cell table:style-name="Table1.A2" office:value-type="string">
            <text:p text:style-name="P14">*</text:p>
          </table:table-cell>
          <table:table-cell table:style-name="Table1.A2" office:value-type="string">
            <text:p text:style-name="P14">+</text:p>
          </table:table-cell>
          <table:table-cell table:style-name="Table1.B2" office:value-type="float" office:value="1">
            <text:p text:style-name="P14">1</text:p>
          </table:table-cell>
          <table:table-cell table:style-name="Table1.A2" office:value-type="string">
            <text:p text:style-name="P10">127,118,188,28568</text:p>
          </table:table-cell>
          <table:table-cell table:style-name="Table1.A2" office:value-type="string">
            <text:p text:style-name="P10">521,178,398,10970</text:p>
          </table:table-cell>
          <table:table-cell table:style-name="Table1.A2" office:value-type="string">
            <text:p text:style-name="P10">43,193,44,62021</text:p>
          </table:table-cell>
          <table:table-cell table:style-name="Table1.A2" office:value-type="string">
            <text:p text:style-name="P10">1516,463,322,22882</text:p>
          </table:table-cell>
          <table:table-cell table:style-name="Table1.A2" office:value-type="string">
            <text:p text:style-name="P16">*</text:p>
          </table:table-cell>
          <table:table-cell table:style-name="Table1.A2" office:value-type="string">
            <text:p text:style-name="P14">M</text:p>
          </table:table-cell>
          <table:table-cell table:style-name="Table1.A2" office:value-type="string">
            <text:p text:style-name="P14">T</text:p>
          </table:table-cell>
        </table:table-row>
        <table:table-row>
          <table:table-cell table:style-name="Table1.A2" office:value-type="string">
            <text:p text:style-name="P9">...RNA18SN5</text:p>
          </table:table-cell>
          <table:table-cell table:style-name="Table1.B2" office:value-type="float" office:value="4">
            <text:p text:style-name="P9">4</text:p>
          </table:table-cell>
          <table:table-cell table:style-name="Table1.B2" office:value-type="float" office:value="5">
            <text:p text:style-name="P9">5</text:p>
          </table:table-cell>
          <table:table-cell table:style-name="Table1.A2" office:value-type="string">
            <text:p text:style-name="P12">...</text:p>
          </table:table-cell>
          <table:table-cell table:style-name="Table1.A2" office:value-type="string">
            <text:p text:style-name="P16">*</text:p>
          </table:table-cell>
          <table:table-cell table:style-name="Table1.A2" office:value-type="string">
            <text:p text:style-name="P14">+</text:p>
          </table:table-cell>
          <table:table-cell table:style-name="Table1.B2" office:value-type="float" office:value="2">
            <text:p text:style-name="P14">2</text:p>
          </table:table-cell>
          <table:table-cell table:style-name="Table1.A2" office:value-type="string">
            <text:p text:style-name="P10">29,43,17,4139</text:p>
          </table:table-cell>
          <table:table-cell table:style-name="Table1.A2" office:value-type="string">
            <text:p text:style-name="P10">619,253,569,35399</text:p>
          </table:table-cell>
          <table:table-cell table:style-name="Table1.A2" office:value-type="string">
            <text:p text:style-name="P10">204,128,30,4317</text:p>
          </table:table-cell>
          <table:table-cell table:style-name="Table1.A2" office:value-type="string">
            <text:p text:style-name="P10">1355,528,336,80586</text:p>
          </table:table-cell>
          <table:table-cell table:style-name="Table1.A2" office:value-type="string">
            <text:p text:style-name="P16">*</text:p>
          </table:table-cell>
          <table:table-cell table:style-name="Table1.A2" office:value-type="string">
            <text:p text:style-name="P14">M</text:p>
          </table:table-cell>
          <table:table-cell table:style-name="Table1.A2" office:value-type="string">
            <text:p text:style-name="P14">T</text:p>
          </table:table-cell>
        </table:table-row>
        <table:table-row>
          <table:table-cell table:style-name="Table1.A2" office:value-type="string">
            <text:p text:style-name="P9">...RNA18SN5</text:p>
          </table:table-cell>
          <table:table-cell table:style-name="Table1.B2" office:value-type="float" office:value="4">
            <text:p text:style-name="P9">4</text:p>
          </table:table-cell>
          <table:table-cell table:style-name="Table1.B2" office:value-type="float" office:value="5">
            <text:p text:style-name="P9">5</text:p>
          </table:table-cell>
          <table:table-cell table:style-name="Table1.A2" office:value-type="string">
            <text:p text:style-name="P12">...</text:p>
          </table:table-cell>
          <table:table-cell table:style-name="Table1.A2" office:value-type="string">
            <text:p text:style-name="P16">*</text:p>
          </table:table-cell>
          <table:table-cell table:style-name="Table1.A2" office:value-type="string">
            <text:p text:style-name="P14">+</text:p>
          </table:table-cell>
          <table:table-cell table:style-name="Table1.B2" office:value-type="float" office:value="3">
            <text:p text:style-name="P14">3</text:p>
          </table:table-cell>
          <table:table-cell table:style-name="Table1.A2" office:value-type="string">
            <text:p text:style-name="P10">10,52,5,2803</text:p>
          </table:table-cell>
          <table:table-cell table:style-name="Table1.A2" office:value-type="string">
            <text:p text:style-name="P10">638,244,581,36735</text:p>
          </table:table-cell>
          <table:table-cell table:style-name="Table1.A2" office:value-type="string">
            <text:p text:style-name="P10">106,28,51,5892</text:p>
          </table:table-cell>
          <table:table-cell table:style-name="Table1.A2" office:value-type="string">
            <text:p text:style-name="P10">1453,628,315,79011</text:p>
          </table:table-cell>
          <table:table-cell table:style-name="Table1.A2" office:value-type="string">
            <text:p text:style-name="P16">*</text:p>
          </table:table-cell>
          <table:table-cell table:style-name="Table1.A2" office:value-type="string">
            <text:p text:style-name="P14">M</text:p>
          </table:table-cell>
          <table:table-cell table:style-name="Table1.A2" office:value-type="string">
            <text:p text:style-name="P14">T</text:p>
          </table:table-cell>
        </table:table-row>
        <table:table-row table:style-name="Table1.1">
          <table:table-cell table:style-name="Table1.A6" office:value-type="string">
            <text:p text:style-name="P9">...RNA18SN5</text:p>
          </table:table-cell>
          <table:table-cell table:style-name="Table1.B6" office:value-type="float" office:value="4">
            <text:p text:style-name="P9">4</text:p>
          </table:table-cell>
          <table:table-cell table:style-name="Table1.B6" office:value-type="float" office:value="5">
            <text:p text:style-name="P9">5</text:p>
          </table:table-cell>
          <table:table-cell table:style-name="Table1.D6" office:value-type="string">
            <text:p text:style-name="P12">...</text:p>
          </table:table-cell>
          <table:table-cell table:style-name="Table1.E6" office:value-type="string">
            <text:p text:style-name="P16">*</text:p>
          </table:table-cell>
          <table:table-cell table:style-name="Table1.F6" office:value-type="string">
            <text:p text:style-name="P14">+</text:p>
          </table:table-cell>
          <table:table-cell table:style-name="Table1.B6" office:value-type="float" office:value="4">
            <text:p text:style-name="P14">4</text:p>
          </table:table-cell>
          <table:table-cell table:style-name="Table1.H6" office:value-type="string">
            <text:p text:style-name="P10">21,25,26,3374</text:p>
          </table:table-cell>
          <table:table-cell table:style-name="Table1.I6" office:value-type="string">
            <text:p text:style-name="P10">627,271,560,36164</text:p>
          </table:table-cell>
          <table:table-cell table:style-name="Table1.J6" office:value-type="string">
            <text:p text:style-name="P10">321,195,158,10927</text:p>
          </table:table-cell>
          <table:table-cell table:style-name="Table1.K6" office:value-type="string">
            <text:p text:style-name="P10">1238,461,208,73976</text:p>
          </table:table-cell>
          <table:table-cell table:style-name="Table1.L6" office:value-type="string">
            <text:p text:style-name="P16">*</text:p>
          </table:table-cell>
          <table:table-cell table:style-name="Table1.M6" office:value-type="string">
            <text:p text:style-name="P14">M</text:p>
          </table:table-cell>
          <table:table-cell table:style-name="Table1.N6" office:value-type="string">
            <text:p text:style-name="P14">T</text:p>
          </table:table-cell>
        </table:table-row>
      </table:table>
      <text:p text:style-name="P8"><draw:frame text:anchor-type="paragraph" draw:z-index="1" draw:name="Shape2" draw:style-name="gr2" draw:text-style-name="P17" svg:width="3.012cm" svg:height="0.551cm" svg:x="2.291cm" svg:y="5.376cm"><draw:text-box><text:p>...RNA18SN5</text:p></draw:text-box></draw:frame><draw:frame text:anchor-type="paragraph" draw:z-index="2" draw:name="Shape3" draw:style-name="gr3" draw:text-style-name="P19" svg:width="0.429cm" svg:height="0.496cm" svg:x="5.484cm" svg:y="5.946cm"><draw:text-box><text:p text:style-name="P18">1</text:p></draw:text-box></draw:frame><draw:frame text:anchor-type="paragraph" draw:z-index="3" draw:name="Shape3" draw:style-name="gr3" draw:text-style-name="P19" svg:width="0.429cm" svg:height="0.496cm" svg:x="6.484cm" svg:y="5.946cm"><draw:text-box><text:p text:style-name="P18">2</text:p></draw:text-box></draw:frame><draw:frame text:anchor-type="paragraph" draw:z-index="4" draw:name="Shape3" draw:style-name="gr3" draw:text-style-name="P19" svg:width="0.429cm" svg:height="0.496cm" svg:x="7.484cm" svg:y="5.946cm"><draw:text-box><text:p text:style-name="P18">3</text:p></draw:text-box></draw:frame><draw:frame text:anchor-type="paragraph" draw:z-index="5" draw:name="Shape3" draw:style-name="gr3" draw:text-style-name="P19" svg:width="0.429cm" svg:height="0.496cm" svg:x="8.484cm" svg:y="5.946cm"><draw:text-box><text:p text:style-name="P18">4</text:p></draw:text-box></draw:frame><draw:frame text:anchor-type="paragraph" draw:z-index="6" draw:name="Shape3" draw:style-name="gr4" draw:text-style-name="P20" svg:width="0.429cm" svg:height="0.5cm" svg:x="9.484cm" svg:y="5.946cm"><draw:text-box><text:p text:style-name="P18"><text:span text:style-name="T2">5</text:span></text:p></draw:text-box></draw:frame><draw:frame text:anchor-type="paragraph" draw:z-index="7" draw:name="Shape3" draw:style-name="gr3" draw:text-style-name="P19" svg:width="0.429cm" svg:height="0.496cm" svg:x="10.485cm" svg:y="5.946cm"><draw:text-box><text:p text:style-name="P18">...</text:p></draw:text-box></draw:frame><draw:frame text:anchor-type="paragraph" draw:z-index="8" draw:name="Shape2" draw:style-name="gr2" draw:text-style-name="P17" svg:width="3.012cm" svg:height="0.551cm" svg:x="2.291cm" svg:y="5.927cm"><draw:text-box><text:p>Position:</text:p></draw:text-box></draw:frame><draw:frame text:anchor-type="paragraph" draw:z-index="9" draw:name="Shape3" draw:style-name="gr3" draw:text-style-name="P19" svg:width="0.429cm" svg:height="0.496cm" svg:x="13.402cm" svg:y="5.269cm"><draw:text-box><text:p text:style-name="P18">...</text:p></draw:text-box></draw:frame><draw:custom-shape text:anchor-type="paragraph" draw:z-index="10" draw:name="Shape4" draw:style-name="gr5" svg:width="3.627cm" svg:height="1.198cm" svg:x="7.849cm" svg:y="6.521cm"><text:p>Current Position</text:p><draw:enhanced-geometry svg:viewBox="0 0 21600 21600" draw:text-areas="0 ?f0 21600 21600" draw:type="up-arrow-callout" draw:modifiers="7591.76470588235 9119.26040061633 3938.82352941177 108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custom-shape text:anchor-type="paragraph" draw:z-index="11" draw:name="Shape5" draw:style-name="gr6" draw:text-style-name="P21" svg:width="5.996cm" svg:height="0.112cm" svg:x="5.41cm" svg:y="4.927cm"><text:p/><draw:enhanced-geometry svg:viewBox="0 0 21600 21600" draw:text-areas="0 0 21600 21600" draw:type="pentagon-right" draw:modifiers="20742.3529411765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frame text:anchor-type="paragraph" draw:z-index="12" draw:name="Shape2" draw:style-name="gr2" draw:text-style-name="P17" svg:width="3.012cm" svg:height="0.551cm" svg:x="2.328cm" svg:y="3.639cm"><draw:text-box><text:p>Read stacks:</text:p></draw:text-box></draw:frame><draw:custom-shape text:anchor-type="paragraph" draw:z-index="0" draw:name="Shape1" draw:style-name="gr1" svg:width="7.959cm" svg:height="0.225cm" svg:x="5.443cm" svg:y="5.54cm"><text:p/><draw:enhanced-geometry svg:viewBox="0 0 21600 21600" draw:type="rectangle" draw:enhanced-path="M 0 0 L 21600 0 21600 21600 0 21600 0 0 Z N"/></draw:custom-shape><draw:custom-shape text:anchor-type="paragraph" draw:z-index="13" draw:name="Shape5" draw:style-name="gr7" draw:text-style-name="P21" svg:width="4.836cm" svg:height="0.112cm" svg:x="6.516cm" svg:y="4.625cm"><text:p/><draw:enhanced-geometry svg:viewBox="0 0 21600 21600" draw:text-areas="0 0 21600 21600" draw:type="pentagon-right" draw:modifiers="20528.6652078775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custom-shape text:anchor-type="paragraph" draw:z-index="14" draw:name="Shape5" draw:style-name="gr8" draw:text-style-name="P21" svg:width="3.775cm" svg:height="0.122cm" svg:x="7.574cm" svg:y="4.334cm"><text:p/><draw:enhanced-geometry svg:viewBox="0 0 21600 21600" draw:text-areas="0 0 21600 21600" draw:type="pentagon-right" draw:modifiers="20258.197104156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custom-shape text:anchor-type="paragraph" draw:z-index="15" draw:name="Shape5" draw:style-name="gr9" draw:text-style-name="P21" svg:width="2.779cm" svg:height="0.115cm" svg:x="8.539cm" svg:y="3.974cm"><text:p/><draw:enhanced-geometry svg:viewBox="0 0 21600 21600" draw:text-areas="0 0 21600 21600" draw:type="pentagon-right" draw:modifiers="19667.5126903553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custom-shape text:anchor-type="paragraph" draw:z-index="16" draw:name="Shape5" draw:style-name="gr10" draw:text-style-name="P21" svg:width="1.606cm" svg:height="0.115cm" svg:x="9.654cm" svg:y="3.614cm"><text:p/><draw:enhanced-geometry svg:viewBox="0 0 21600 21600" draw:text-areas="0 0 21600 21600" draw:type="pentagon-right" draw:modifiers="18233.1503841932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custom-shape text:anchor-type="paragraph" draw:z-index="17" draw:name="Shape6" draw:style-name="gr11" draw:text-style-name="P22" svg:width="0.719cm" svg:height="2.042cm" svg:x="9.37cm" svg:y="3.2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7" draw:style-name="gr12" draw:text-style-name="P18" svg:width="3.536cm" svg:height="1.154cm" svg:x="11.222cm" svg:y="1.074cm"><text:p text:style-name="P18">Arrest Read(s)</text:p><draw:enhanced-geometry svg:viewBox="0 0 21600 21600" draw:mirror-horizontal="false" draw:type="line-callout-1" draw:modifiers="-8661.54613466334 47157.2519083969 -2693.26683291771 18269.312977099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22" draw:name="Shape9" draw:style-name="gr16" draw:text-style-name="P23" svg:width="0.285cm" svg:height="1.064cm" svg:x="9.654cm" svg:y="3.97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23" draw:name="Shape7" draw:style-name="gr17" draw:text-style-name="P18" svg:width="4.102cm" svg:height="1.154cm" svg:x="13.056cm" svg:y="2.625cm"><text:p text:style-name="P18">Through Read(s)</text:p><draw:enhanced-geometry svg:viewBox="0 0 21600 21600" draw:mirror-horizontal="false" draw:type="line-callout-1" draw:modifiers="-16715.3912295787 35285.4961832061 -2303.00945829751 18269.312977099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24" draw:name="Shape9" draw:style-name="gr18" draw:text-style-name="P23" svg:width="0.285cm" svg:height="0.405cm" svg:x="9.654cm" svg:y="3.45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25" draw:name="Shape10" draw:style-name="gr19" draw:text-style-name="P18" svg:width="5.291cm" svg:height="0.927cm" svg:x="1.655cm" svg:y="1.023cm"><text:p text:style-name="P18">Arrest position(s)</text:p><draw:enhanced-geometry svg:viewBox="0 0 21600 21600" draw:mirror-horizontal="true" draw:type="line-callout-1" draw:modifiers="-10886.4 62664.63878327 -1800 22790.8745247148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line text:anchor-type="paragraph" draw:z-index="26" draw:name="Shape11" draw:style-name="gr20" draw:text-style-name="P18" svg:x1="7.391cm" svg:y1="2.014cm" svg:x2="8.539cm" svg:y2="3.974cm"><text:p/></draw:line><draw:line text:anchor-type="paragraph" draw:z-index="27" draw:name="Shape11" draw:style-name="gr20" draw:text-style-name="P18" svg:x1="7.391cm" svg:y1="2.014cm" svg:x2="7.677cm" svg:y2="4.334cm"><text:p/></draw:line><draw:line text:anchor-type="paragraph" draw:z-index="28" draw:name="Shape11" draw:style-name="gr20" draw:text-style-name="P18" svg:x1="7.391cm" svg:y1="2.014cm" svg:x2="5.516cm" svg:y2="4.836cm"><text:p/></draw:line><draw:line text:anchor-type="paragraph" draw:z-index="29" draw:name="Shape11" draw:style-name="gr20" draw:text-style-name="P18" svg:x1="7.391cm" svg:y1="2.014cm" svg:x2="7.677cm" svg:y2="4.334cm"><text:p/></draw:line><draw:line text:anchor-type="paragraph" draw:z-index="30" draw:name="Shape11" draw:style-name="gr20" draw:text-style-name="P18" svg:x1="7.391cm" svg:y1="2.014cm" svg:x2="6.641cm" svg:y2="4.506cm"><text:p/></draw:line><draw:custom-shape text:anchor-type="paragraph" draw:z-index="31" draw:name="Shape12" draw:style-name="gr21" draw:text-style-name="P18" svg:width="8.333cm" svg:height="2.117cm" svg:x="16.189cm" svg:y="4.263cm"><text:p text:style-name="P18">Stratify observed base calls</text:p><text:p text:style-name="P18">by observed arrest positions</text:p><text:p text:style-name="P18">(linkage arrest position and base call)</text:p><draw:enhanced-geometry svg:viewBox="0 0 21600 21600" draw:mirror-horizontal="false" draw:type="line-callout-1" draw:modifiers="-15890.2857142857 8992.506244796 -1142.85714285714 9963.6969192339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cademic.1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="Liberation Serif" fo:font-family="'Liberation Serif'"/>
    </style:style>
    <style:style style:name="Academic.2" style:family="table-cell">
      <style:table-cell-properties fo:border-bottom="0.74pt solid #000000" fo:padding="0cm" fo:padding-left="0cm" fo:padding-right="0cm" fo:padding-top="0cm" fo:padding-bottom="0cm"/>
      <style:text-properties style:font-name="Liberation Serif" fo:font-family="'Liberation Serif'"/>
    </style:style>
    <style:style style:name="Academic.3" style:family="table-cell">
      <style:table-cell-properties fo:padding="0cm" fo:padding-left="0cm" fo:padding-right="0cm" fo:padding-top="0cm" fo:padding-bottom="0cm"/>
      <style:text-properties style:font-name="Liberation Serif" fo:font-family="'Liberation Serif'"/>
    </style:style>
    <style:style style:name="Academic.4" style:family="table-cell">
      <style:table-cell-properties fo:padding="0cm" fo:padding-left="0cm" fo:padding-right="0cm" fo:padding-top="0cm" fo:padding-bottom="0cm"/>
      <style:text-properties style:font-name="Liberation Serif" fo:font-family="'Liberation Serif'"/>
    </style:style>
    <style:style style:name="Academic.5" style:family="table-cell">
      <style:table-cell-properties fo:padding="0cm" fo:padding-left="0cm" fo:padding-right="0cm" fo:padding-top="0cm" fo:padding-bottom="0cm"/>
      <style:text-properties style:font-name="Liberation Serif" fo:font-family="'Liberation Serif'"/>
    </style:style>
    <style:style style:name="Academic.6" style:family="table-cell">
      <style:table-cell-properties fo:padding="0cm" fo:padding-left="0cm" fo:padding-right="0cm" fo:padding-top="0cm" fo:padding-bottom="0cm"/>
      <style:text-properties style:font-name="Liberation Serif" fo:font-family="'Liberation Serif'"/>
    </style:style>
    <style:style style:name="Academic.7" style:family="table-cell">
      <style:table-cell-properties fo:padding="0cm" fo:padding-left="0cm" fo:padding-right="0cm" fo:padding-top="0cm" fo:padding-bottom="0cm"/>
      <style:text-properties style:font-name="Liberation Serif" fo:font-family="'Liberation Serif'"/>
    </style:style>
    <style:style style:name="Academic.8" style:family="table-cell">
      <style:table-cell-properties fo:padding="0cm" fo:padding-left="0cm" fo:padding-right="0cm" fo:padding-top="0cm" fo:padding-bottom="0cm"/>
      <style:text-properties style:font-name="Liberation Serif" fo:font-family="'Liberation Serif'"/>
    </style:style>
    <style:style style:name="Academic.9" style:family="table-cell">
      <style:table-cell-properties fo:padding="0cm" fo:padding-left="0cm" fo:padding-right="0cm" fo:padding-top="0cm" fo:padding-bottom="0cm"/>
      <style:text-properties style:font-name="Liberation Serif" fo:font-family="'Liberation Serif'"/>
    </style:style>
    <style:style style:name="Academic.10" style:family="table-cell">
      <style:table-cell-properties fo:padding="0cm" fo:padding-left="0cm" fo:padding-right="0cm" fo:padding-top="0cm" fo:padding-bottom="0cm"/>
      <style:text-properties style:font-name="Liberation Serif" fo:font-family="'Liberation Serif'"/>
    </style:style>
    <style:style style:name="Academic.11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="Liberation Serif" fo:font-family="'Liberation Serif'"/>
    </style:style>
    <style:style style:name="Academic.12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="Liberation Serif" fo:font-family="'Liberation Serif'"/>
    </style:style>
    <style:style style:name="Academic.13" style:family="table-cell">
      <style:table-cell-properties fo:border-bottom="0.74pt solid #000000" fo:padding="0cm" fo:padding-left="0cm" fo:padding-right="0cm" fo:padding-top="0cm" fo:padding-bottom="0cm"/>
      <style:text-properties style:font-name="Liberation Serif" fo:font-family="'Liberation Serif'"/>
    </style:style>
    <style:style style:name="Academic.14" style:family="table-cell">
      <style:table-cell-properties fo:border-bottom="0.74pt solid #000000" fo:padding="0cm" fo:padding-left="0cm" fo:padding-right="0cm" fo:padding-top="0cm" fo:padding-bottom="0cm"/>
      <style:text-properties style:font-name="Liberation Serif" fo:font-family="'Liberation Serif'"/>
    </style:style>
    <style:style style:name="Academic.15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="Liberation Serif" fo:font-family="'Liberation Serif'"/>
    </style:style>
    <style:style style:name="Academic.16" style:family="table-cell">
      <style:table-cell-properties fo:border-bottom="0.74pt solid #000000" fo:padding="0cm" fo:padding-left="0cm" fo:padding-right="0cm" fo:padding-top="0cm" fo:padding-bottom="0cm"/>
      <style:text-properties style:font-name="Liberation Serif" fo:font-family="'Liberation Serif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iechotta</meta:initial-creator>
    <meta:creation-date>2019-03-18T18:26:29.647260723</meta:creation-date>
    <dc:date>2019-04-02T09:38:28.021745751</dc:date>
    <dc:creator>Michael Piechotta</dc:creator>
    <meta:editing-duration>PT24M5S</meta:editing-duration>
    <meta:editing-cycles>6</meta:editing-cycles>
    <meta:generator>LibreOffice/6.1.5.2$Linux_X86_64 LibreOffice_project/10$Build-2</meta:generator>
    <meta:document-statistic meta:table-count="1" meta:image-count="0" meta:object-count="0" meta:page-count="1" meta:paragraph-count="85" meta:word-count="85" meta:character-count="584" meta:non-whitespace-character-count="584"/>
  </office:meta>
</office:document-meta>
</file>